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3149" officeooo:paragraph-rsid="00023149"/>
    </style:style>
    <style:style style:name="P2" style:family="paragraph" style:parent-style-name="Text_20_body">
      <style:paragraph-properties fo:text-align="center" style:justify-single-word="false"/>
      <style:text-properties officeooo:paragraph-rsid="00023149"/>
    </style:style>
    <style:style style:name="P3" style:family="paragraph" style:parent-style-name="Text_20_body">
      <style:paragraph-properties fo:text-align="start" style:justify-single-word="false"/>
      <style:text-properties style:font-name="Arial" officeooo:paragraph-rsid="00023149"/>
    </style:style>
    <style:style style:name="P4" style:family="paragraph" style:parent-style-name="Text_20_body">
      <style:paragraph-properties fo:text-align="start" style:justify-single-word="false"/>
      <style:text-properties style:font-name="Arial" fo:font-weight="bold" officeooo:rsid="00023149" officeooo:paragraph-rsid="0002314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io 1.1</text:h>
      <text:p text:style-name="P2"/>
      <text:p text:style-name="P3">a) No almacén dun centro de saúde caen os andeis con todo o material sanitario ao chan,</text:p>
      <text:p text:style-name="P3">aínda que por sorte o celador de almacén non se atopaba alí.</text:p>
      <text:p text:style-name="P4">a) Accidente branco</text:p>
      <text:p text:style-name="P3"/>
      <text:p text:style-name="P3">b) Un traballador engánchase a manga da camisa cunha máquina a cal termina</text:p>
      <text:p text:style-name="P3">arrastrando o ante- brazo do traballador e amputándoo.</text:p>
      <text:p text:style-name="P4">b) Accidente típico</text:p>
      <text:p text:style-name="P3"/>
      <text:p text:style-name="P3">c) Un electricista manipula a instalación eléctrica sen verificar a ausencia de tensión, aínda que ese día non lle chega a pasar nada.</text:p>
      <text:p text:style-name="P4">c) Incidente</text:p>
      <text:p text:style-name="P3"/>
      <text:p text:style-name="P3">d) A caída dunha substancia química corrosiva na mesa do laboratorio, a cal queda</text:p>
      <text:p text:style-name="P3">inservible.</text:p>
      <text:p text:style-name="P4">d) Accidente branco</text:p>
      <text:p text:style-name="P3"/>
      <text:p text:style-name="P3">e) Un resgardo dunha máquina desbloquéase e cae ao chan. O traballador detén a máquina inmediatamente coa parada de emerxencia antes de que alguén se corte.</text:p>
      <text:p text:style-name="P4">e) Accidente branco</text:p>
      <text:p text:style-name="P3"/>
      <text:p text:style-name="P3">f) Un traballador cae mentres podaba debido á rotura da rama da árbore na que estaba</text:p>
      <text:p text:style-name="P3">apoiado. O traballador fractúrase a tibia, e a motoserra esnaquízase ao caer ao chan.</text:p>
      <text:p text:style-name="P4">f) Accidente típico</text:p>
      <text:p text:style-name="P4"/>
      <text:p text:style-name="P4"/>
      <text:h text:style-name="P1" text:outline-level="1"><text:soft-page-break/></text:h>
      <text:h text:style-name="P1" text:outline-level="1" text:is-list-header="true"/>
      <text:h text:style-name="P1" text:outline-level="1">Exercicio 1.2</text:h>
      <text:p text:style-name="P2"/>
      <text:p text:style-name="P3">a) Pepe entrou hai pouco a traballar e non sabe nin lle informaron sobre que riscos laborais poden existir no seu posto de traballo.</text:p>
      <text:p text:style-name="P4">a) Empresario e prevención</text:p>
      <text:p text:style-name="P3"/>
      <text:p text:style-name="P3">b) Pablo realizou un curso de prevención e sabe os riscos que existen pero non sabería como actuar para evitalos pois o curso non foi máis aló dunha charla e un test.</text:p>
      <text:p text:style-name="P4">b) Empresario e prevención</text:p>
      <text:p text:style-name="P3"/>
      <text:p text:style-name="P3">c) Laura coñece os riscos e sabe como actuar para evitalos, pero di que é moi engorroso e pérdese moito tempo, polo que pensa eliminar aquelas medidas que retarden o seu traballo.</text:p>
      <text:p text:style-name="P4">c) Traballador</text:p>
      <text:p text:style-name="P3"/>
      <text:p text:style-name="P3">d) Álvaro informarono en formarono axeitadamente dos factores de ricos e dos posibles danos, pero decidiu non facer caso desas, segundo del “tonterías” e actúa se contemplar medidas de prevención nin protección.</text:p>
      <text:p text:style-name="P4">d) Traballad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09:46:33.767000000</meta:creation-date>
    <dc:date>2022-10-06T10:43:22.395000000</dc:date>
    <meta:editing-duration>PT25M34S</meta:editing-duration>
    <meta:editing-cycles>1</meta:editing-cycles>
    <meta:document-statistic meta:table-count="0" meta:image-count="0" meta:object-count="0" meta:page-count="2" meta:paragraph-count="26" meta:word-count="297" meta:character-count="1727" meta:non-whitespace-character-count="1456"/>
    <meta:generator>LibreOffice/7.3.4.2$Windows_X86_64 LibreOffice_project/728fec16bd5f605073805c3c9e7c4212a0120dc5</meta:generator>
  </office:meta>
</office:document-meta>
</file>